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3" style:family="table">
      <style:table-properties style:width="9.206cm" fo:margin-left="0cm" table:align="left"/>
    </style:style>
    <style:style style:name="Tableau3.A" style:family="table-column">
      <style:table-column-properties style:column-width="0.499cm"/>
    </style:style>
    <style:style style:name="Tableau3.B" style:family="table-column">
      <style:table-column-properties style:column-width="3.205cm"/>
    </style:style>
    <style:style style:name="Tableau3.C" style:family="table-column">
      <style:table-column-properties style:column-width="0.801cm"/>
    </style:style>
    <style:style style:name="Tableau3.E" style:family="table-column">
      <style:table-column-properties style:column-width="3.9cm"/>
    </style:style>
    <style:style style:name="Tableau3.1" style:family="table-row">
      <style:table-row-properties style:min-row-height="1.199cm"/>
    </style:style>
    <style:style style:name="Tableau3.A1" style:family="table-cell">
      <style:table-cell-properties style:vertical-align="middle" fo:padding-left="0cm" fo:padding-right="0.101cm" fo:padding-top="0.101cm" fo:padding-bottom="0.101cm" fo:border="none"/>
    </style:style>
    <style:style style:name="Tableau3.B1" style:family="table-cell">
      <style:table-cell-properties style:vertical-align="middle" fo:background-color="#add9e0" fo:padding-left="0.101cm" fo:padding-right="0.10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 style:data-style-name="N99">
      <style:table-cell-properties style:vertical-align="middle" fo:background-color="#add9e0" fo:padding-left="0.101cm" fo:padding-right="0.10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3.E1" style:family="table-cell">
      <style:table-cell-properties style:vertical-align="middle" fo:background-color="#add9e0" fo:padding-left="0.101cm" fo:padding-right="0.101cm" fo:padding-top="0cm" fo:padding-bottom="0cm" fo:border="0.5pt solid #000000">
        <style:background-image/>
      </style:table-cell-properties>
    </style:style>
    <style:style style:name="Tableau3.2" style:family="table-row">
      <style:table-row-properties style:row-height="2.073cm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3" style:family="table-row">
      <style:table-row-properties style:row-height="2.193cm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4" style:family="table-row">
      <style:table-row-properties style:row-height="2.212cm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9.149cm" table:align="left"/>
    </style:style>
    <style:style style:name="Tableau4.A" style:family="table-column">
      <style:table-column-properties style:column-width="0.499cm"/>
    </style:style>
    <style:style style:name="Tableau4.B" style:family="table-column">
      <style:table-column-properties style:column-width="3.2cm"/>
    </style:style>
    <style:style style:name="Tableau4.C" style:family="table-column">
      <style:table-column-properties style:column-width="0.801cm"/>
    </style:style>
    <style:style style:name="Tableau4.E" style:family="table-column">
      <style:table-column-properties style:column-width="3.849cm"/>
    </style:style>
    <style:style style:name="Tableau4.1" style:family="table-row">
      <style:table-row-properties style:row-height="1.588cm"/>
    </style:style>
    <style:style style:name="Tableau4.A1" style:family="table-cell">
      <style:table-cell-properties style:vertical-align="middle" fo:padding-left="0cm" fo:padding-right="0.101cm" fo:padding-top="0.101cm" fo:padding-bottom="0.101cm" fo:border="none"/>
    </style:style>
    <style:style style:name="Tableau4.B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E1" style:family="table-cell">
      <style:table-cell-properties style:vertical-align="middle" fo:padding="0cm" fo:border="0.5pt solid #000000"/>
    </style:style>
    <style:style style:name="Tableau4.2" style:family="table-row">
      <style:table-row-properties style:row-height="2.6cm"/>
    </style:style>
    <style:style style:name="Tableau4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1a5c8" officeooo:paragraph-rsid="0101a5c8"/>
    </style:style>
    <style:style style:name="P7" style:family="paragraph" style:parent-style-name="_5f_Header_20_M_20_page_20_impaire_20__28_D_29_">
      <style:text-properties officeooo:rsid="01035d0f" officeooo:paragraph-rsid="01035d0f"/>
    </style:style>
    <style:style style:name="P8" style:family="paragraph" style:parent-style-name="_5f_Paragraphe">
      <style:paragraph-properties fo:text-align="center" style:justify-single-word="false"/>
    </style:style>
    <style:style style:name="P9" style:family="paragraph" style:parent-style-name="_5f_Footer_20_page_20_impaire_20__28_D_29_"/>
    <style:style style:name="P10" style:family="paragraph" style:parent-style-name="_5f_Footer_20_page_20_impaire_20__28_D_29_">
      <style:text-properties officeooo:paragraph-rsid="01316a8b"/>
    </style:style>
    <style:style style:name="P1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3" style:family="paragraph" style:parent-style-name="_5f_Footer_20_page_20_paire_20__28_G_29_"/>
    <style:style style:name="P14" style:family="paragraph" style:parent-style-name="_5f_Footer_20_page_20_paire_20__28_G_29_">
      <style:text-properties officeooo:paragraph-rsid="01316a8b"/>
    </style:style>
    <style:style style:name="P15" style:family="paragraph" style:parent-style-name="_5f_Footer_20_page_20_paire_20__28_G_29_">
      <style:text-properties officeooo:paragraph-rsid="01336347"/>
    </style:style>
    <style:style style:name="P16" style:family="paragraph" style:parent-style-name="_5f_Footer_20_page_20_paire_20__28_G_29_">
      <style:text-properties officeooo:paragraph-rsid="0135ac9e"/>
    </style:style>
    <style:style style:name="P17" style:family="paragraph" style:parent-style-name="_5f_Footer_20_page_20_paire_20__28_G_29_">
      <style:text-properties officeooo:paragraph-rsid="01397109"/>
    </style:style>
    <style:style style:name="P18" style:family="paragraph" style:parent-style-name="_5f_Footer_20_page_20_paire_20__28_G_29_">
      <style:text-properties officeooo:paragraph-rsid="013b50d8"/>
    </style:style>
    <style:style style:name="P1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3" style:family="paragraph" style:parent-style-name="_5f_Header_20_D_20_page_20_paire_20__28_G_29_">
      <style:text-properties officeooo:paragraph-rsid="00fe4814"/>
    </style:style>
    <style:style style:name="P24" style:family="paragraph" style:parent-style-name="_5f_Header_20_D_20_page_20_paire_20__28_G_29_">
      <style:text-properties officeooo:rsid="0101821f" officeooo:paragraph-rsid="0101821f"/>
    </style:style>
    <style:style style:name="P25" style:family="paragraph" style:parent-style-name="_5f_Header_20_G_20_page_20_paire_20__28_G_29_">
      <style:text-properties officeooo:rsid="00ff3616" officeooo:paragraph-rsid="00ff3616"/>
    </style:style>
    <style:style style:name="P2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27" style:family="paragraph" style:parent-style-name="_5f_Header_20_M_20_page_20_impaire_20__28_D_29_">
      <style:text-properties officeooo:rsid="01035d0f" officeooo:paragraph-rsid="01035d0f"/>
    </style:style>
    <style:style style:name="P28" style:family="paragraph" style:parent-style-name="_5f_Header_20_M_20_page_20_paire_20__28_G_29_">
      <style:text-properties officeooo:rsid="0101a5c8" officeooo:paragraph-rsid="0101a5c8"/>
    </style:style>
    <style:style style:name="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0" style:family="paragraph" style:parent-style-name="_5f_Paragraphe_5f_avec_5f_Num_5f_Question" style:list-style-name="_5f_Numérotation_20_des_20_exercices"/>
    <style:style style:name="P31" style:family="paragraph" style:parent-style-name="_5f_Premier_5f_Titre_5f_Exercices_5f_avec_5f_Num_5f_Exo_5f_sans_5f_Titre" style:list-style-name="_5f_Numérotation_20_des_20_exercices"/>
    <style:style style:name="P32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33" style:family="paragraph" style:parent-style-name="_5f_Titre_5f_Exercices_5f_avec_5f_Titre" style:list-style-name="_5f_Numérotation_20_des_20_exercices"/>
    <style:style style:name="P34" style:family="paragraph" style:parent-style-name="_5f_Titre_5f_Exercices_5f_sans_5f_Titre" style:list-style-name="_5f_Numérotation_20_des_20_exercices"/>
    <style:style style:name="P35" style:family="paragraph" style:parent-style-name="_5f_Titre_5f_Exercices_5f_sans_5f_Titre" style:list-style-name="_5f_Numérotation_20_des_20_exercices">
      <style:paragraph-properties fo:text-align="justify" style:justify-single-word="false"/>
      <style:text-properties officeooo:paragraph-rsid="011b3ed8"/>
    </style:style>
    <style:style style:name="P3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indent="0cm" style:writing-mode="lr-tb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3" style:family="paragraph">
      <loext:graphic-properties draw:fill="solid" draw:fill-color="#7fb241"/>
    </style:style>
    <style:style style:name="P44" style:family="paragraph">
      <loext:graphic-properties draw:fill="solid" draw:fill-color="#9d0f89"/>
    </style:style>
    <style:style style:name="P45" style:family="paragraph">
      <loext:graphic-properties draw:fill="solid" draw:fill-color="#1ca2b8"/>
    </style:style>
    <style:style style:name="P46" style:family="paragraph">
      <loext:graphic-properties draw:fill="solid" draw:fill-color="#d7e12c"/>
    </style:style>
    <style:style style:name="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119eefe"/>
    </style:style>
    <style:style style:name="T8" style:family="text">
      <style:text-properties fo:font-weight="bold" officeooo:rsid="0119eefe" style:font-weight-asian="bold" style:font-weight-complex="bold"/>
    </style:style>
    <style:style style:name="T9" style:family="text">
      <style:text-properties officeooo:rsid="011b3ed8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loext:decorative="false" style:run-through="foreground" style:wrap="parallel" style:number-wrapped-paragraphs="no-limit" style:wrap-contour="fals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loext:decorative="false" style:run-through="foreground"/>
    </style:style>
    <style:style style:name="gr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2cm" fo:min-width="0.222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2cm" fo:min-width="0.22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" style:family="graphic">
      <style:graphic-properties draw:stroke="solid" svg:stroke-width="0.041cm" svg:stroke-color="#ff00f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3cm" fo:padding-bottom="0.143cm" fo:padding-left="0.268cm" fo:padding-right="0.268cm" draw:shadow="hidden" draw:shadow-offset-x="0.3cm" draw:shadow-offset-y="0.3cm" draw:shadow-color="#808080" loext:decorative="false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2cm" fo:min-width="0.24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2cm" fo:min-width="0.20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2cm" fo:min-width="0.187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3" style:family="graphic">
      <style:graphic-properties draw:stroke="solid" svg:stroke-width="0.041cm" svg:stroke-color="#1ca2b8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3cm" fo:padding-bottom="0.143cm" fo:padding-left="0.268cm" fo:padding-right="0.268cm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1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32" text:outline-level="1"><text:span text:style-name="_5f_Caractères">Dans chacun des cas, le quadrilatère est-il nécessairement un parallélogramme ? <text:line-break/>Réponds par Vrai ou Faux puis illustre ta réponse par une figure à main levée codée.</text:span></text:h>
        </text:list-item>
      </text:list>
      <text:section text:style-name="Sect1" text:name="Section2">
        <table:table table:name="Tableau3" table:style-name="Tableau3">
          <table:table-column table:style-name="Tableau3.A"/>
          <table:table-column table:style-name="Tableau3.B"/>
          <table:table-column table:style-name="Tableau3.C" table:number-columns-repeated="2"/>
          <table:table-column table:style-name="Tableau3.E"/>
          <table:table-row table:style-name="Tableau3.1">
            <table:table-cell table:style-name="Tableau3.A1" office:value-type="string">
              <text:h text:style-name="_5f_Tableau_5f_Centré_5f_Gras" text:outline-level="1"><text:span text:style-name="_5f_Caractères"/></text:h>
            </table:table-cell>
            <table:table-cell table:style-name="Tableau3.B1" office:value-type="string">
              <text:h text:style-name="_5f_Tableau_5f_Centré_5f_Gras" text:outline-level="1"><text:span text:style-name="_5f_Caractères">Je suis un quadrilatère…</text:span></text:h>
            </table:table-cell>
            <table:table-cell table:style-name="Tableau3.C1" office:value-type="boolean" office:boolean-value="true">
              <text:h text:style-name="_5f_Tableau_5f_Centré_5f_Gras_5f_Vertical" text:outline-level="1"><text:span text:style-name="_5f_Caractères">VRAI</text:span></text:h>
            </table:table-cell>
            <table:table-cell table:style-name="Tableau3.C1" office:value-type="boolean" office:boolean-value="false">
              <text:h text:style-name="_5f_Tableau_5f_Centré_5f_Gras_5f_Vertical" text:outline-level="1"><text:span text:style-name="_5f_Caractères">FAUX</text:span></text:h>
            </table:table-cell>
            <table:table-cell table:style-name="Tableau3.E1" office:value-type="string">
              <text:h text:style-name="_5f_Tableau_5f_Centré_5f_Gras" text:outline-level="1"><text:span text:style-name="_5f_Caractères">Figure</text:span></text:h>
            </table:table-cell>
          </table:table-row>
          <table:table-row table:style-name="Tableau3.2">
            <table:table-cell table:style-name="Tableau3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P30" text:outline-level="2"><text:span text:style-name="_5f_Caractères"/></text:h>
                    </text:list-item>
                  </text:list>
                </text:list-item>
              </text:list>
            </table:table-cell>
            <table:table-cell table:style-name="Tableau3.B2" office:value-type="string">
              <text:h text:style-name="_5f_Tableau_5f_Centré" text:outline-level="1"><text:span text:style-name="_5f_Caractères">… qui a deux côtés opposés parallèles.</text:span></text:h>
            </table:table-cell>
            <table:table-cell table:style-name="Tableau3.C2" office:value-type="string">
              <text:h text:style-name="_5f_Tableau_5f_Centré" text:outline-level="1"><text:span text:style-name="_5f_Caractères"/></text:h>
            </table:table-cell>
            <table:table-cell table:style-name="Tableau3.D2" office:value-type="string">
              <text:h text:style-name="_5f_Tableau_5f_Centré" text:outline-level="1"><text:span text:style-name="_5f_Caractères"/></text:h>
            </table:table-cell>
            <table:table-cell table:style-name="Tableau3.E2" office:value-type="string">
              <text:h text:style-name="_5f_Tableau_5f_Centré" text:outline-level="1"><text:span text:style-name="_5f_Caractères"/></text:h>
            </table:table-cell>
          </table:table-row>
          <table:table-row table:style-name="Tableau3.3">
            <table:table-cell table:style-name="Tableau3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P30" text:outline-level="2"><text:span text:style-name="_5f_Caractères"/></text:h>
                    </text:list-item>
                  </text:list>
                </text:list-item>
              </text:list>
            </table:table-cell>
            <table:table-cell table:style-name="Tableau3.B3" office:value-type="string">
              <text:h text:style-name="_5f_Tableau_5f_Centré" text:outline-level="1"><text:span text:style-name="_5f_Caractères">… qui a ses diagonales qui se coupent en leur milieu.</text:span></text:h>
            </table:table-cell>
            <table:table-cell table:style-name="Tableau3.C3" office:value-type="string">
              <text:h text:style-name="_5f_Tableau_5f_Centré" text:outline-level="1"><text:span text:style-name="_5f_Caractères"/></text:h>
            </table:table-cell>
            <table:table-cell table:style-name="Tableau3.D3" office:value-type="string">
              <text:h text:style-name="_5f_Tableau_5f_Centré" text:outline-level="1"><text:span text:style-name="_5f_Caractères"/></text:h>
            </table:table-cell>
            <table:table-cell table:style-name="Tableau3.E3" office:value-type="string">
              <text:h text:style-name="_5f_Tableau_5f_Centré" text:outline-level="1"><text:span text:style-name="_5f_Caractères"/></text:h>
            </table:table-cell>
          </table:table-row>
          <table:table-row table:style-name="Tableau3.4">
            <table:table-cell table:style-name="Tableau3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P30" text:outline-level="2"><text:span text:style-name="_5f_Caractères"/></text:h>
                    </text:list-item>
                  </text:list>
                </text:list-item>
              </text:list>
            </table:table-cell>
            <table:table-cell table:style-name="Tableau3.B4" office:value-type="string">
              <text:h text:style-name="_5f_Tableau_5f_Centré" text:outline-level="1"><text:span text:style-name="_5f_Caractères">… qui a ses côtés opposés deux à deux de même longueur.</text:span></text:h>
            </table:table-cell>
            <table:table-cell table:style-name="Tableau3.C4" office:value-type="string">
              <text:h text:style-name="_5f_Tableau_5f_Centré" text:outline-level="1"><text:span text:style-name="_5f_Caractères"/></text:h>
            </table:table-cell>
            <table:table-cell table:style-name="Tableau3.D4" office:value-type="string">
              <text:h text:style-name="_5f_Tableau_5f_Centré" text:outline-level="1"><text:span text:style-name="_5f_Caractères"/></text:h>
            </table:table-cell>
            <table:table-cell table:style-name="Tableau3.E4" office:value-type="string">
              <text:h text:style-name="_5f_Tableau_5f_Centré" text:outline-level="1"><text:span text:style-name="_5f_Caractères"/></text:h>
            </table:table-cell>
          </table:table-row>
        </table:table>
        <table:table table:name="Tableau4" table:style-name="Tableau4">
          <table:table-column table:style-name="Tableau4.A"/>
          <table:table-column table:style-name="Tableau4.B"/>
          <table:table-column table:style-name="Tableau4.C" table:number-columns-repeated="2"/>
          <table:table-column table:style-name="Tableau4.E"/>
          <table:table-row table:style-name="Tableau4.1">
            <table:table-cell table:style-name="Tableau4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P30" text:outline-level="2"><text:span text:style-name="_5f_Caractères"/></text:h>
                    </text:list-item>
                  </text:list>
                </text:list-item>
              </text:list>
            </table:table-cell>
            <table:table-cell table:style-name="Tableau4.B1" office:value-type="string">
              <text:h text:style-name="_5f_Tableau_5f_Centré" text:outline-level="1"><text:span text:style-name="_5f_Caractères">… qui a ses côtés opposés parallèles.</text:span></text:h>
            </table:table-cell>
            <table:table-cell table:style-name="Tableau4.C1" office:value-type="string">
              <text:h text:style-name="_5f_Tableau_5f_Centré" text:outline-level="1"><text:span text:style-name="_5f_Caractères"/></text:h>
            </table:table-cell>
            <table:table-cell table:style-name="Tableau4.C1" office:value-type="string">
              <text:h text:style-name="_5f_Tableau_5f_Centré" text:outline-level="1"><text:span text:style-name="_5f_Caractères"/></text:h>
            </table:table-cell>
            <table:table-cell table:style-name="Tableau4.E1" office:value-type="string">
              <text:h text:style-name="_5f_Tableau_5f_Centré" text:outline-level="1"><text:span text:style-name="_5f_Caractères"/></text:h>
            </table:table-cell>
          </table:table-row>
          <table:table-row table:style-name="Tableau4.2">
            <table:table-cell table:style-name="Tableau4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P30" text:outline-level="2"><text:span text:style-name="_5f_Caractères"/></text:h>
                    </text:list-item>
                  </text:list>
                </text:list-item>
              </text:list>
            </table:table-cell>
            <table:table-cell table:style-name="Tableau4.B2" office:value-type="string">
              <text:h text:style-name="_5f_Tableau_5f_Centré" text:outline-level="1"><text:span text:style-name="_5f_Caractères">… non croisé qui a deux côtés opposés parallèles et de même longueur. </text:span></text:h>
            </table:table-cell>
            <table:table-cell table:style-name="Tableau4.C2" office:value-type="string">
              <text:h text:style-name="_5f_Tableau_5f_Centré" text:outline-level="1"><text:span text:style-name="_5f_Caractères"/></text:h>
            </table:table-cell>
            <table:table-cell table:style-name="Tableau4.C2" office:value-type="string">
              <text:h text:style-name="_5f_Tableau_5f_Centré" text:outline-level="1"><text:span text:style-name="_5f_Caractères"/></text:h>
            </table:table-cell>
            <table:table-cell table:style-name="Tableau4.E2" office:value-type="string">
              <text:h text:style-name="_5f_Tableau_5f_Centré" text:outline-level="1"><text:span text:style-name="_5f_Caractères"/></text:h>
            </table:table-cell>
          </table:table-row>
          <table:table-row table:style-name="Tableau4.2">
            <table:table-cell table:style-name="Tableau4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P30" text:outline-level="2"><text:span text:style-name="_5f_Caractères"/></text:h>
                    </text:list-item>
                  </text:list>
                </text:list-item>
              </text:list>
            </table:table-cell>
            <table:table-cell table:style-name="Tableau4.B2" office:value-type="string">
              <text:h text:style-name="_5f_Tableau_5f_Centré" text:outline-level="1"><text:span text:style-name="_5f_Caractères">… qui a deux côtés opposés parallèles et deux côtés de même longueur.</text:span></text:h>
            </table:table-cell>
            <table:table-cell table:style-name="Tableau4.C2" office:value-type="string">
              <text:h text:style-name="_5f_Tableau_5f_Centré" text:outline-level="1"><text:span text:style-name="_5f_Caractères"/></text:h>
            </table:table-cell>
            <table:table-cell table:style-name="Tableau4.C2" office:value-type="string">
              <text:h text:style-name="_5f_Tableau_5f_Centré" text:outline-level="1"><text:span text:style-name="_5f_Caractères"/></text:h>
            </table:table-cell>
            <table:table-cell table:style-name="Tableau4.E2" office:value-type="string">
              <text:h text:style-name="_5f_Tableau_5f_Centré" text:outline-level="1"><text:span text:style-name="_5f_Caractères"/></text:h>
            </table:table-cell>
          </table:table-row>
        </table:table>
      </text:section>
      <text:section text:style-name="Sect1" text:name="Section8">
        <text:list text:continue-numbering="true" text:style-name="_5f_Numérotation_20_des_20_exercices">
          <text:list-item>
            <text:h text:style-name="P33" text:outline-level="1"><text:span text:style-name="_5f_Caractères_5f_gras">De l’intérêt de la démonstration</text:span></text:h>
            <text:list>
              <text:list-item>
                <text:h text:style-name="P30" text:outline-level="2"><text:span text:style-name="_5f_Caractères">Construis un quadrilatère BISE dont les diagonales se coupent en O et tel que BO = 3,51 cm ; OI = 3 cm ; OS = 3,5 cm et OE = 3 cm.</text:span></text:h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><text:span text:style-name="Character_5f_20_5f_style"/></text:h>
        <text:h text:style-name="_5f_Paragraphe" text:outline-level="1"><text:span text:style-name="Character_5f_20_5f_style"/></text:h>
        <text:h text:style-name="_5f_Paragraphe" text:outline-level="1"><text:span text:style-name="Character_5f_20_5f_style"/></text:h>
        <text:h text:style-name="_5f_Paragraphe" text:outline-level="1"><text:span text:style-name="Character_5f_20_5f_style"/></text:h>
        <text:list text:continue-numbering="true" text:style-name="_5f_Numérotation_20_des_20_exercices">
          <text:list-item>
            <text:list>
              <text:list-item>
                <text:h text:style-name="P30" text:outline-level="2"><text:span text:style-name="_5f_Caractères">Quelle semble être la nature du quadrilatère BISE ?</text:span></text:h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h text:style-name="P30" text:outline-level="2"><text:span text:style-name="_5f_Caractères">Que sait-on sur les diagonales d’un parallélogramme ?</text:span></text:h>
              </text:list-item>
            </text:list>
          </text:list-item>
        </text:list>
        <text:p text:style-name="_5f_Paragraphe_5f_Réponse_5f_Pointillés_5f_Grisés"><text:span text:style-name="_5f_pointillés_20_gris"><text:tab/><text:line-break/></text:span><text:span text:style-name="_5f_pointillés_20_gris"><text:span text:style-name="T7"><text:tab/></text:span></text:span></text:p>
        <text:list text:continue-numbering="true" text:style-name="_5f_Numérotation_20_des_20_exercices">
          <text:list-item>
            <text:list>
              <text:list-item>
                <text:h text:style-name="P30" text:outline-level="2"><text:span text:style-name="_5f_Caractères">Que peut-on en conclure pour la conjecture de la question </text:span><text:span text:style-name="_5f_Caractères"><text:span text:style-name="T8">b.</text:span></text:span><text:span text:style-name="_5f_Caractères"> ?</text:span></text:h>
              </text:list-item>
            </text:list>
          </text:list-item>
        </text:list>
        <text:p text:style-name="_5f_Paragraphe_5f_Réponse_5f_Pointillés_5f_Grisés"><text:span text:style-name="_5f_pointillés_20_gris"><text:tab/><text:line-break/><text:tab/></text:span></text:p>
      </text:section>
      <text:list text:continue-numbering="true" text:style-name="_5f_Numérotation_20_des_20_exercices">
        <text:list-item>
          <text:h text:style-name="P33" text:outline-level="1"><text:span text:style-name="_5f_Caractères_5f_gras">De l’intérêt de la démonstration</text:span><text:span text:style-name="_5f_Caractères_5f_gras"><text:span text:style-name="T7"> (bis)</text:span></text:span></text:h>
          <text:list>
            <text:list-item>
              <text:h text:style-name="P30" text:outline-level="2"><text:span text:style-name="_5f_Caractères">Place trois points A, B et C non alignés.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h text:style-name="P30" text:outline-level="2"><text:span text:style-name="_5f_Caractères">Construis les points D et E symétriques respectifs de A et de B par rapport à C.</text:span></text:h>
            </text:list-item>
            <text:list-item>
              <text:h text:style-name="P30" text:outline-level="2"><text:span text:style-name="_5f_Caractères">En justifiant ta réponse, donne la nature du quadrilatère ABDE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/text:span></text:p>
      <text:list text:continue-numbering="true" text:style-name="_5f_Numérotation_20_des_20_exercices">
        <text:list-item>
          <text:h text:style-name="P34" text:outline-level="1"><text:span text:style-name="_5f_Caractères">Soit O un point.</text:span><text:span text:style-name="_5f_Caractères"><text:span text:style-name="T7"> </text:span></text:span><text:span text:style-name="_5f_Caractères">On considère deux cercles distincts de centre O. [AC] est un diamètre de l’un de ces cercles et [BD] est un diamètre de l’autre cercle. </text:span></text:h>
          <text:list>
            <text:list-item>
              <text:h text:style-name="P30" text:outline-level="2"><text:span text:style-name="_5f_Caractères">Construis une figure à main levée codée.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h text:style-name="P30" text:outline-level="2"><text:span text:style-name="_5f_Caractères">Quelle est la nature du quadrilatère ABCD ? Justifie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text:line-break/></text:span><text:span text:style-name="_5f_pointillés_20_gris"><text:span text:style-name="T7"><text:tab/><text:line-break/><text:tab/><text:line-break/><text:tab/></text:span></text:span></text:p>
      <text:list text:continue-numbering="true" text:style-name="_5f_Numérotation_20_des_20_exercices">
        <text:list-item>
          <text:h text:style-name="P33" text:outline-level="1"><text:soft-page-break/><text:span text:style-name="_5f_Caractères_5f_gras">Identification</text:span></text:h>
          <text:list>
            <text:list-item>
              <text:h text:style-name="P30" text:outline-level="2"><draw:g text:anchor-type="paragraph" draw:z-index="66" draw:name="Forme72" draw:style-name="gr3"><draw:g draw:style-name="gr4"><draw:line draw:style-name="gr5" draw:text-style-name="P37" svg:x1="2.173cm" svg:y1="2.028cm" svg:x2="2.305cm" svg:y2="2.066cm"><text:p/></draw:line><draw:line draw:style-name="gr5" draw:text-style-name="P37" svg:x1="2.219cm" svg:y1="2.106cm" svg:x2="2.259cm" svg:y2="1.981cm"><text:p/></draw:line></draw:g><draw:frame draw:style-name="gr6" draw:text-style-name="P39" svg:width="0.722cm" svg:height="0.623cm" svg:x="1.766cm" svg:y="2.048cm"><draw:text-box><text:p text:style-name="P38"><text:span text:style-name="T10">A</text:span></text:p></draw:text-box></draw:frame><draw:g draw:style-name="gr4"><draw:line draw:style-name="gr5" draw:text-style-name="P37" svg:x1="4.635cm" svg:y1="1.702cm" svg:x2="4.767cm" svg:y2="1.74cm"><text:p/></draw:line><draw:line draw:style-name="gr5" draw:text-style-name="P37" svg:x1="4.68cm" svg:y1="1.785cm" svg:x2="4.72cm" svg:y2="1.66cm"><text:p/></draw:line></draw:g><draw:frame draw:style-name="gr7" draw:text-style-name="P39" svg:width="0.724cm" svg:height="0.623cm" svg:x="4.477cm" svg:y="1.131cm"><draw:text-box><text:p text:style-name="P38"><text:span text:style-name="T10">B</text:span></text:p></draw:text-box></draw:frame><draw:line draw:style-name="gr5" draw:text-style-name="P37" svg:x1="2.24cm" svg:y1="2.044cm" svg:x2="4.702cm" svg:y2="1.72cm"><text:p/></draw:line><draw:line draw:style-name="gr5" draw:text-style-name="P37" svg:x1="3.532cm" svg:y1="1.956cm" svg:x2="3.411cm" svg:y2="1.81cm"><text:p/></draw:line><draw:g draw:style-name="gr4"><draw:line draw:style-name="gr5" draw:text-style-name="P37" svg:x1="3.318cm" svg:y1="3.237cm" svg:x2="3.45cm" svg:y2="3.275cm"><text:p/></draw:line><draw:line draw:style-name="gr5" draw:text-style-name="P37" svg:x1="3.364cm" svg:y1="3.316cm" svg:x2="3.404cm" svg:y2="3.191cm"><text:p/></draw:line></draw:g><draw:frame draw:style-name="gr8" draw:text-style-name="P39" svg:width="0.727cm" svg:height="0.623cm" svg:x="2.941cm" svg:y="3.316cm"><draw:text-box><text:p text:style-name="P38"><text:span text:style-name="T10">C</text:span></text:p></draw:text-box></draw:frame><draw:line draw:style-name="gr5" draw:text-style-name="P37" svg:x1="2.24cm" svg:y1="2.046cm" svg:x2="3.384cm" svg:y2="3.255cm"><text:p/></draw:line><draw:line draw:style-name="gr5" draw:text-style-name="P37" svg:x1="2.755cm" svg:y1="2.7cm" svg:x2="2.812cm" svg:y2="2.537cm"><text:p/></draw:line><draw:line draw:style-name="gr5" draw:text-style-name="P37" svg:x1="2.792cm" svg:y1="2.742cm" svg:x2="2.849cm" svg:y2="2.578cm"><text:p/></draw:line><draw:line draw:style-name="gr9" draw:text-style-name="P37" svg:x1="7.258cm" svg:y1="2.743cm" svg:x2="2.247cm" svg:y2="3.402cm"><text:p/></draw:line><draw:g draw:style-name="gr4"><draw:line draw:style-name="gr5" draw:text-style-name="P37" svg:x1="5.779cm" svg:y1="2.908cm" svg:x2="5.911cm" svg:y2="2.946cm"><text:p/></draw:line><draw:line draw:style-name="gr5" draw:text-style-name="P37" svg:x1="5.824cm" svg:y1="2.993cm" svg:x2="5.864cm" svg:y2="2.868cm"><text:p/></draw:line></draw:g><draw:frame draw:style-name="gr10" draw:text-style-name="P39" svg:width="0.75cm" svg:height="0.623cm" svg:x="5.398cm" svg:y="3.02cm"><draw:text-box><text:p text:style-name="P38"><text:span text:style-name="T10">D</text:span></text:p></draw:text-box></draw:frame><draw:line draw:style-name="gr5" draw:text-style-name="P37" svg:x1="4.702cm" svg:y1="1.724cm" svg:x2="5.846cm" svg:y2="2.933cm"><text:p/></draw:line><draw:line draw:style-name="gr5" draw:text-style-name="P37" svg:x1="5.213cm" svg:y1="2.373cm" svg:x2="5.27cm" svg:y2="2.21cm"><text:p/></draw:line><draw:line draw:style-name="gr5" draw:text-style-name="P37" svg:x1="5.258cm" svg:y1="2.419cm" svg:x2="5.315cm" svg:y2="2.255cm"><text:p/></draw:line><draw:line draw:style-name="gr9" draw:text-style-name="P37" svg:x1="7.706cm" svg:y1="1.321cm" svg:x2="1.54cm" svg:y2="2.137cm"><text:p/></draw:line><draw:g draw:style-name="gr4"><draw:line draw:style-name="gr5" draw:text-style-name="P37" svg:x1="3.491cm" svg:y1="0.493cm" svg:x2="3.623cm" svg:y2="0.531cm"><text:p/></draw:line><draw:line draw:style-name="gr5" draw:text-style-name="P37" svg:x1="3.537cm" svg:y1="0.575cm" svg:x2="3.577cm" svg:y2="0.45cm"><text:p/></draw:line></draw:g><draw:frame draw:style-name="gr11" draw:text-style-name="P39" svg:width="0.706cm" svg:height="0.623cm" svg:x="3.336cm" svg:y="-0.076cm"><draw:text-box><text:p text:style-name="P38"><text:span text:style-name="T10">E</text:span></text:p></draw:text-box></draw:frame><draw:g draw:style-name="gr4"><draw:line draw:style-name="gr5" draw:text-style-name="P37" svg:x1="7.096cm" svg:y1="1.374cm" svg:x2="7.228cm" svg:y2="1.412cm"><text:p/></draw:line><draw:line draw:style-name="gr5" draw:text-style-name="P37" svg:x1="7.142cm" svg:y1="1.457cm" svg:x2="7.182cm" svg:y2="1.332cm"><text:p/></draw:line></draw:g><draw:frame draw:style-name="gr12" draw:text-style-name="P39" svg:width="0.689cm" svg:height="0.623cm" svg:x="6.992cm" svg:y="1.342cm"><draw:text-box><text:p text:style-name="P38"><text:span text:style-name="T10">F</text:span></text:p></draw:text-box></draw:frame><draw:line draw:style-name="gr5" draw:text-style-name="P37" svg:x1="4.7cm" svg:y1="1.723cm" svg:x2="3.556cm" svg:y2="0.514cm"><text:p/></draw:line><draw:line draw:style-name="gr5" draw:text-style-name="P37" svg:x1="4.188cm" svg:y1="1.07cm" svg:x2="4.131cm" svg:y2="1.233cm"><text:p/></draw:line><draw:line draw:style-name="gr5" draw:text-style-name="P37" svg:x1="4.149cm" svg:y1="1.025cm" svg:x2="4.092cm" svg:y2="1.189cm"><text:p/></draw:line><draw:line draw:style-name="gr5" draw:text-style-name="P37" svg:x1="2.24cm" svg:y1="2.048cm" svg:x2="3.558cm" svg:y2="0.514cm"><text:p/></draw:line><draw:line draw:style-name="gr5" draw:text-style-name="P37" svg:x1="3.556cm" svg:y1="0.514cm" svg:x2="7.162cm" svg:y2="1.399cm"><text:p/></draw:line><draw:line draw:style-name="gr5" draw:text-style-name="P37" svg:x1="7.163cm" svg:y1="1.395cm" svg:x2="5.845cm" svg:y2="2.929cm"><text:p/></draw:line><draw:line draw:style-name="gr5" draw:text-style-name="P37" svg:x1="2.24cm" svg:y1="2.046cm" svg:x2="5.846cm" svg:y2="2.931cm"><text:p/></draw:line><draw:line draw:style-name="gr5" draw:text-style-name="P37" svg:x1="4.702cm" svg:y1="1.723cm" svg:x2="7.164cm" svg:y2="1.399cm"><text:p/></draw:line><draw:line draw:style-name="gr5" draw:text-style-name="P37" svg:x1="5.994cm" svg:y1="1.631cm" svg:x2="5.873cm" svg:y2="1.485cm"><text:p/></draw:line><draw:line draw:style-name="gr13" draw:text-style-name="P37" svg:x1="1.622cm" svg:y1="1.395cm" svg:x2="3.774cm" svg:y2="3.672cm"><text:p/></draw:line><draw:line draw:style-name="gr13" draw:text-style-name="P37" svg:x1="3.062cm" svg:y1="0.005cm" svg:x2="6.394cm" svg:y2="3.518cm"><text:p/></draw:line><draw:frame draw:name="DescriptionOOoTep_1" draw:style-name="gr14" draw:text-style-name="P40" svg:width="0.004cm" svg:height="0.004cm" svg:x="2.171cm" svg:y="2.023cm"><draw:text-box><text:p/></draw:text-box><svg:desc>@options;

@figure;
  A = point( -2.63 , 3.53 )  { (-0.6,-0.17) };
  B = point( 2.2 , 1.77 )  { (0.03,-0.77) };
  sAB = segment( A , B )  { / };
  C = point( -1.77 , 0.1 )  { (-0.6,-0.03) };
  sAC = segment( A , C )  { // };
  paraCsAB = parallele( C , sAB )  { 2 };
  t_AC = translation( A , C )  { noir };
  D = image( t_AC , B )  { (-0.63,0.03) };
  sBD = segment( B , D )  { // };
  dAB = droite( A , B )  { 2 };
  E = symetrique( D , B )  { (0,-0.77) };
  F = symetrique( A , B );
  sBE = segment( B , E )  { // };
  sAE = segment( A , E );
  sEF = segment( E , F );
  sFD = segment( F , D );
  sAD = segment( A , D );
  sBF = segment( B , F )  { / };
  dCA = droite( C , A )  { 2 };
  dDB = droite( D , B )  { 2 };

</svg:desc></draw:frame></draw:g><text:span text:style-name="_5f_Caractères">Nomme tous les parallélogrammes de la figure ci-dessus, en sachant que les droites tracées de la même couleur sont parallèles. 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0" text:outline-level="2"><text:span text:style-name="_5f_Caractères">Pour chacun, cite la ou les propriétés qui t'ont permis de l'identifier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text:line-break/><text:tab/></text:span></text:p>
      <text:list text:continue-numbering="true" text:style-name="_5f_Numérotation_20_des_20_exercices">
        <text:list-item>
          <text:h text:style-name="P31" text:outline-level="1"><text:span text:style-name="_5f_Caractères">ROSE est un parallélogramme de centre P tel que RS = 5 cm, OE = 8 cm et RO = 5,8 cm.</text:span></text:h>
          <text:list>
            <text:list-item text:start-value="1">
              <text:h text:style-name="P30" text:outline-level="2" text:restart-numbering="true" text:start-value="1"><text:span text:style-name="_5f_Caractères">Construis une figure à main levée codée.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h text:style-name="P30" text:outline-level="2"><text:span text:style-name="_5f_Caractères">En justifiant ta réponse, donne la longueur du segment [PR]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/text:span></text:p>
      <text:list text:continue-numbering="true" text:style-name="_5f_Numérotation_20_des_20_exercices">
        <text:list-item>
          <text:list>
            <text:list-item>
              <text:h text:style-name="P30" text:outline-level="2"><text:span text:style-name="_5f_Caractères">En justifiant ta réponse, donne la longueur du segment [PO]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text:line-break/><text:tab/></text:span></text:p>
      <text:list text:continue-numbering="true" text:style-name="_5f_Numérotation_20_des_20_exercices">
        <text:list-item>
          <text:list>
            <text:list-item>
              <text:h text:style-name="P30" text:outline-level="2"><text:span text:style-name="_5f_Caractères">Construis cette figure en vraie grandeur et explique comment tu procèdes ci-dessous.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p text:style-name="_5f_Paragraphe_5f_Réponse_5f_Pointillés_5f_Grisés"><text:span text:style-name="_5f_pointillés_20_gris"><text:tab/><text:line-break/></text:span><text:span text:style-name="_5f_pointillés_20_gris"><text:span text:style-name="T7"><text:tab/></text:span></text:span></text:p>
      <text:list text:continue-numbering="true" text:style-name="_5f_Numérotation_20_des_20_exercices">
        <text:list-item>
          <text:h text:style-name="P34" text:outline-level="1"><text:span text:style-name="_5f_Caractères">STUV est un quadrilatère dont les diagonales se coupent en W avec SW = UW et TW = VW. On donne UV = 11 cm. </text:span></text:h>
          <text:list>
            <text:list-item>
              <text:h text:style-name="P30" text:outline-level="2"><text:span text:style-name="_5f_Caractères">Construis une figure à main levée codée.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_5f_2pt"/></text:h>
      <text:list text:continue-numbering="true" text:style-name="_5f_Numérotation_20_des_20_exercices">
        <text:list-item>
          <text:list>
            <text:list-item>
              <text:h text:style-name="P30" text:outline-level="2"><text:span text:style-name="_5f_Caractères">En justifiant ta réponse, donne la longueur du segment [ST]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text:line-break/><text:tab/><text:line-break/><text:tab/></text:span></text:p>
      <text:list text:continue-numbering="true" text:style-name="_5f_Numérotation_20_des_20_exercices">
        <text:list-item>
          <text:h text:style-name="P31" text:outline-level="1"><text:span text:style-name="_5f_Caractères_5f_espacement_5f_-0_2c_2pt">LMNO est un quadrilatère dont les diagonales se coupent en P avec LM = NO et MN = LO. On donne PO = 8 cm. </text:span></text:h>
          <text:list>
            <text:list-item>
              <text:h text:style-name="P30" text:outline-level="2"><text:span text:style-name="_5f_Caractères">Construis une figure à main levée codée.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_5f_2pt"/></text:h>
      <text:list text:continue-numbering="true" text:style-name="_5f_Numérotation_20_des_20_exercices">
        <text:list-item>
          <text:list>
            <text:list-item>
              <text:h text:style-name="P30" text:outline-level="2"><text:span text:style-name="_5f_Caractères">En justifiant ta réponse, calcule PM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text:line-break/></text:span><text:span text:style-name="_5f_pointillés_20_gris"><text:span text:style-name="T7"><text:tab/></text:span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35" text:outline-level="1"><text:span text:style-name="_5f_Caractères_5f_espacement_5f_-0_2c_2pt">Précise la nature du parallélogramme ci-</text:span><text:span text:style-name="_5f_Caractères_5f_espacement_5f_-0_2c_2pt"><text:span text:style-name="T9">dessous</text:span></text:span><text:span text:style-name="_5f_Caractères_5f_espacement_5f_-0_2c_2pt">.</text:span></text:h>
        </text:list-item>
      </text:list>
      <text:h text:style-name="P8" text:outline-level="1"><text:span text:style-name="_5f_Caractères"><text:s/></text:span><text:span text:style-name="_5f_Caractères"><draw:g text:anchor-type="as-char" draw:z-index="67" draw:name="Forme 1" draw:style-name="gr1"><draw:path draw:style-name="gr2" draw:text-style-name="P36" svg:width="2.383cm" svg:height="3.862cm" draw:transform="skewX (-0.115889862332423) rotate (1.37601758227233) translate (-0.00232131039502197cm 2.18902530083693cm)" svg:viewBox="0 0 2384 3863" svg:d="M0 3c207-33 534 235 742 227 224-6 426 81 641 174 206 89 492 218 700 310 70 284 44 411 98 724 55 318 77 639 96 965 17 296 79 1062 107 1446-119 55-224-67-383-127-223-84-449-142-676-207-222-63-460-261-680-296-213-34-249-100-403-219-39-298-65-951-100-1243-44-367-12-713-86-1064l-20-251-24-293z"><text:p/></draw:path><draw:line draw:style-name="gr2" draw:text-style-name="P36" svg:x1="0.82cm" svg:y1="0.99cm" svg:x2="0.298cm" svg:y2="1.132cm"><text:p/></draw:line><draw:line draw:style-name="gr2" draw:text-style-name="P36" svg:x1="0.895cm" svg:y1="0.849cm" svg:x2="0.298cm" svg:y2="1.038cm"><text:p/></draw:line><draw:line draw:style-name="gr2" draw:text-style-name="P36" svg:x1="2.676cm" svg:y1="-0.001cm" svg:x2="2.303cm" svg:y2="0.236cm"><text:p/></draw:line><draw:line draw:style-name="gr2" draw:text-style-name="P36" svg:x1="2.827cm" svg:y1="-0.001cm" svg:x2="2.454cm" svg:y2="0.236cm"><text:p/></draw:line></draw:g></text:span></text:h>
      <text:h text:style-name="_5f_Paragraphe" text:outline-level="1"><text:span text:style-name="_5f_Caractères">Justifie en citant la propriété utilisée.</text:span></text:h>
      <text:p text:style-name="_5f_Paragraphe_5f_Réponse_5f_Pointillés_5f_Grisés"><text:span text:style-name="_5f_pointillés_20_gris"><text:tab/><text:line-break/></text:span><text:span text:style-name="_5f_pointillés_20_gris"><text:span text:style-name="T7"><text:tab/><text:line-break/><text:tab/><text:line-break/><text:tab/></text:span></text:span><text:span text:style-name="_5f_pointillés_20_gris"><text:line-break/><text:tab/><text:line-break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17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4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" draw:name="Ligne_Entete_Impair_Numerique_2col" draw:style-name="Mgr3" draw:text-style-name="MP3" svg:x1="16.023cm" svg:y1="0.36cm" svg:x2="20.496cm" svg:y2="0.36cm"><text:p/></draw:line><draw:line text:anchor-type="paragraph" draw:z-index="22" draw:name="Ligne_Verticale_Impair_Numerique_2col" draw:style-name="Mgr3" draw:text-style-name="MP3" svg:x1="9.477cm" svg:y1="2.007cm" svg:x2="9.477cm" svg:y2="27.044cm"><text:p/></draw:line><draw:g text:anchor-type="paragraph" draw:z-index="0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19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0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1" draw:name="Ligne_Entete_Pair_Numerique_2col" draw:style-name="Mgr3" draw:text-style-name="MP3" svg:x1="16.023cm" svg:y1="0.36cm" svg:x2="20.496cm" svg:y2="0.36cm"><text:p/></draw:line><draw:line text:anchor-type="paragraph" draw:z-index="23" draw:name="Ligne_Verticale_Pair_Numerique_2col" draw:style-name="Mgr3" draw:text-style-name="MP3" svg:x1="9.477cm" svg:y1="2.007cm" svg:x2="9.477cm" svg:y2="27.044cm"><text:p/></draw:line><draw:g text:anchor-type="paragraph" draw:z-index="1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25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8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1" draw:name="Ligne_Entete_Impair_Geometrie_1col" draw:style-name="Mgr7" draw:text-style-name="MP3" svg:x1="16.023cm" svg:y1="0.36cm" svg:x2="20.496cm" svg:y2="0.36cm"><text:p/></draw:line><draw:g text:anchor-type="paragraph" draw:z-index="2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26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7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0" draw:name="Ligne_Entete_Pair_Geometrie_1col" draw:style-name="Mgr7" draw:text-style-name="MP3" svg:x1="16.023cm" svg:y1="0.36cm" svg:x2="20.496cm" svg:y2="0.36cm"><text:p/></draw:line><draw:g text:anchor-type="paragraph" draw:z-index="3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14" draw:name="Fond_Num_Serie_Im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2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5</text:span></text:p></draw:text-box></draw:frame><draw:line text:anchor-type="paragraph" draw:z-index="42" draw:name="Ligne_Entete_Impair_Geometrie_2col" draw:style-name="Mgr7" draw:text-style-name="MP3" svg:x1="26.801cm" svg:y1="0.36cm" svg:x2="23.901cm" svg:y2="0.36cm"><text:p/></draw:line><draw:line text:anchor-type="paragraph" draw:z-index="60" draw:name="Ligne_Verticale_Impair_Geometrie_2col" draw:style-name="Mgr7" draw:text-style-name="MP3" svg:x1="9.477cm" svg:y1="1.949cm" svg:x2="9.477cm" svg:y2="26.986cm"><text:p/></draw:line><draw:g text:anchor-type="paragraph" draw:z-index="4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3">Démonstrations</text:span></text:p>
      </style:header>
      <style:header-left>
        <text:p text:style-name="MP15"><draw:path text:anchor-type="paragraph" draw:z-index="15" draw:name="Fond_Num_Serie_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3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5</text:span></text:p></draw:text-box></draw:frame><draw:line text:anchor-type="paragraph" draw:z-index="43" draw:name="Ligne_Entete_Pair_Geometrie_2col" draw:style-name="Mgr7" draw:text-style-name="MP3" svg:x1="26.801cm" svg:y1="0.36cm" svg:x2="23.901cm" svg:y2="0.36cm"><text:p/></draw:line><draw:line text:anchor-type="paragraph" draw:z-index="61" draw:name="Ligne_Verticale_Pair_Geometrie_2col" draw:style-name="Mgr7" draw:text-style-name="MP3" svg:x1="9.477cm" svg:y1="2.028cm" svg:x2="9.477cm" svg:y2="27.065cm"><text:p/></draw:line><draw:g text:anchor-type="paragraph" draw:z-index="5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3">Démonstrations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35"><draw:text-box fo:min-height="0.499cm" fo:min-width="5.126cm"><text:h text:style-name="MP6" text:outline-level="1">Parallélogrammes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36"><draw:text-box fo:min-height="0.425cm" fo:min-width="6.994cm"><text:h text:style-name="MP7" text:outline-level="1">Parallélogramm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31" draw:name="Fond_Num_Serie_Im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3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5" draw:name="Ligne_Entete_Impair_Donnees_1col" draw:style-name="Mgr11" draw:text-style-name="MP3" svg:x1="16.023cm" svg:y1="0.36cm" svg:x2="20.496cm" svg:y2="0.36cm"><text:p/></draw:line><draw:g text:anchor-type="paragraph" draw:z-index="7" draw:name="Fond_Num_Page_Impair_Donnees_1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32" draw:name="Fond_Num_Serie_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3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4" draw:name="Ligne_Entete_Pair_Donnees_1col" draw:style-name="Mgr11" draw:text-style-name="MP3" svg:x1="16.023cm" svg:y1="0.36cm" svg:x2="20.496cm" svg:y2="0.36cm"><text:p/></draw:line><draw:g text:anchor-type="paragraph" draw:z-index="8" draw:name="Fond_Num_Page_Pair_Donnees_1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37" draw:name="Fond_Num_Serie_Im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38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6" draw:name="Ligne_Entete_Impair_Donnees_2col" draw:style-name="Mgr11" draw:text-style-name="MP3" svg:x1="16.023cm" svg:y1="0.36cm" svg:x2="20.496cm" svg:y2="0.36cm"><text:p/></draw:line><draw:line text:anchor-type="paragraph" draw:z-index="62" draw:name="Ligne_Verticale_Impair_Donnees_2col" draw:style-name="Mgr11" draw:text-style-name="MP3" svg:x1="9.477cm" svg:y1="2.007cm" svg:x2="9.477cm" svg:y2="27.044cm"><text:p/></draw:line><draw:g text:anchor-type="paragraph" draw:z-index="6" draw:name="Fond_Num_Page_Impair_Donnees_2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16" draw:name="Fond_Num_Serie_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39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7" draw:name="Ligne_Entete_Pair_Donnees_2col" draw:style-name="Mgr11" draw:text-style-name="MP3" svg:x1="16.023cm" svg:y1="0.36cm" svg:x2="20.496cm" svg:y2="0.36cm"><text:p/></draw:line><draw:line text:anchor-type="paragraph" draw:z-index="63" draw:name="Ligne_Verticale_Pair_Donnees_2col" draw:style-name="Mgr11" draw:text-style-name="MP3" svg:x1="9.533cm" svg:y1="1.949cm" svg:x2="9.533cm" svg:y2="26.986cm"><text:p/></draw:line><draw:g text:anchor-type="paragraph" draw:z-index="9" draw:name="Fond_Num_Page_Pair_Donnees_2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48" draw:name="Fond_Num_Serie_Im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52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6" draw:name="Ligne_Entete_Impair_Mesures_1col" draw:style-name="Mgr14" draw:text-style-name="MP3" svg:x1="16.023cm" svg:y1="0.36cm" svg:x2="20.496cm" svg:y2="0.36cm"><text:p/></draw:line><draw:g text:anchor-type="paragraph" draw:z-index="10" draw:name="Fond_Num_Page_Impair_Mesures_1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49" draw:name="Fond_Num_Serie_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53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7" draw:name="Ligne_Entete_Pair_Mesures_1col" draw:style-name="Mgr14" draw:text-style-name="MP3" svg:x1="16.023cm" svg:y1="0.36cm" svg:x2="20.496cm" svg:y2="0.36cm"><text:p/></draw:line><draw:g text:anchor-type="paragraph" draw:z-index="11" draw:name="Fond_Num_Page_Pair_Mesures_1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50" draw:name="Fond_Num_Serie_Im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54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8" draw:name="Ligne_Entete_Impair_Mesures_2col" draw:style-name="Mgr14" draw:text-style-name="MP3" svg:x1="16.023cm" svg:y1="0.36cm" svg:x2="20.496cm" svg:y2="0.36cm"><text:p/></draw:line><draw:line text:anchor-type="paragraph" draw:z-index="64" draw:name="Ligne_Verticale_Impair_Mesures_2col" draw:style-name="Mgr14" draw:text-style-name="MP3" svg:x1="9.477cm" svg:y1="1.979cm" svg:x2="9.477cm" svg:y2="27.016cm"><text:p/></draw:line><draw:g text:anchor-type="paragraph" draw:z-index="12" draw:name="Fond_Num_Page_Impair_Mesures_2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51" draw:name="Fond_Num_Serie_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55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9" draw:name="Ligne_Entete_Pair_Mesures_2col" draw:style-name="Mgr14" draw:text-style-name="MP3" svg:x1="16.023cm" svg:y1="0.36cm" svg:x2="20.496cm" svg:y2="0.36cm"><text:p/></draw:line><draw:line text:anchor-type="paragraph" draw:z-index="65" draw:name="Ligne_Verticale_Pair_Mesures_2col" draw:style-name="Mgr14" draw:text-style-name="MP3" svg:x1="9.502cm" svg:y1="2.046cm" svg:x2="9.502cm" svg:y2="27.083cm"><text:p/></draw:line><draw:g text:anchor-type="paragraph" draw:z-index="13" draw:name="Fond_Num_Page_Pair_Mesures_2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07:51:12.027000000</meta:creation-date>
    <meta:generator>LibreOffice/7.6.1.2$Linux_X86_64 LibreOffice_project/f5defcebd022c5bc36bbb79be232cb6926d8f674</meta:generator>
    <meta:editing-duration>PT49M5S</meta:editing-duration>
    <meta:editing-cycles>11</meta:editing-cycles>
    <dc:date>2024-07-03T11:48:16.810951422</dc:date>
    <meta:document-statistic meta:table-count="2" meta:image-count="0" meta:object-count="0" meta:page-count="2" meta:paragraph-count="101" meta:word-count="537" meta:character-count="2831" meta:non-whitespace-character-count="2310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